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8dc20" officeooo:paragraph-rsid="0008dc20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8dc20" officeooo:paragraph-rsid="0008dc20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8dc20" officeooo:paragraph-rsid="000ac8e2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ac8e2" officeooo:paragraph-rsid="000ac8e2" style:font-size-asian="12.25pt" style:font-size-complex="14pt"/>
    </style:style>
    <style:style style:name="T1" style:family="text">
      <style:text-properties officeooo:rsid="0008dc20"/>
    </style:style>
    <style:style style:name="T2" style:family="text">
      <style:text-properties officeooo:rsid="000ac8e2"/>
    </style:style>
    <style:style style:name="T3" style:family="text">
      <style:text-properties officeooo:rsid="000b4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anual</text:span> do Usuário</text:p>
      <text:p text:style-name="P1"/>
      <text:p text:style-name="P2"/>
      <text:p text:style-name="P2">1. Switches, Push Bottons e Displays</text:p>
      <text:p text:style-name="P2"><text:tab/></text:p>
      <text:p text:style-name="P2"/>
      <text:p text:style-name="P2"><text:tab/>1.1 Swiches</text:p>
      <text:p text:style-name="P2"><text:tab/><text:tab/></text:p>
      <text:p text:style-name="P2"><text:tab/><text:tab/>SW0 a SW4 – Fios</text:p>
      <text:p text:style-name="P2"><text:tab/><text:tab/>SW5 a SW8 – Código de 4 bits para desarme</text:p>
      <text:p text:style-name="P2"><text:tab/><text:tab/>SW16 – Reset geral</text:p>
      <text:p text:style-name="P2"><text:tab/><text:tab/>SW17 - Aumentar tempo inicial</text:p>
      <text:p text:style-name="P2"/>
      <text:p text:style-name="P2"><text:tab/>1.2 Push Bottons</text:p>
      <text:p text:style-name="P2"><text:tab/><text:tab/></text:p>
      <text:p text:style-name="P2"><text:tab/><text:tab/>KEY0 – Start</text:p>
      <text:p text:style-name="P2"><text:tab/><text:tab/>KEY1 – Set código de desarme</text:p>
      <text:p text:style-name="P2"><text:tab/><text:tab/>KEY2 – Testar código de desarma</text:p>
      <text:p text:style-name="P2"/>
      <text:p text:style-name="P2"><text:tab/>1.3 Displays</text:p>
      <text:p text:style-name="P2"><text:tab/><text:tab/></text:p>
      <text:p text:style-name="P2"><text:tab/><text:tab/>HEX0 – Velocidade do clock</text:p>
      <text:p text:style-name="P2"><text:tab/><text:tab/>HEX1 – Código de 4 bits a ser armazenado (quando bomba não iniciada)</text:p>
      <text:p text:style-name="P2"><text:tab/><text:tab/>HEX4 a HEX7 – Tempo</text:p>
      <text:p text:style-name="P2"/>
      <text:p text:style-name="P2"/>
      <text:p text:style-name="P2"/>
      <text:p text:style-name="P2"/>
      <text:p text:style-name="P2">2. <text:span text:style-name="T2">Como Começar</text:span></text:p>
      <text:p text:style-name="P2"><text:tab/></text:p>
      <text:p text:style-name="P2"/>
      <text:p text:style-name="P2"><text:tab/>2.1 - Definir o código que será usado para desarme, usando os switches SW5 a SW8 e pressionando o Push Botton KEY1 para armazenar.</text:p>
      <text:p text:style-name="P2"><text:tab/></text:p>
      <text:p text:style-name="P2"><text:tab/>2.2 – Usar o switch SW17 para definir o tempo inicial, mantendo-o em ‘1’ para incrementar.</text:p>
      <text:p text:style-name="P2"><text:tab/></text:p>
      <text:p text:style-name="P2"><text:tab/>2.3 – Pressionar o switch KEY0 para começar a contagem.</text:p>
      <text:p text:style-name="P2"><text:tab/></text:p>
      <text:p text:style-name="P3"><text:tab/></text:p>
      <text:p text:style-name="P3"/>
      <text:p text:style-name="P3"/>
      <text:p text:style-name="P3"/>
      <text:p text:style-name="P3"/>
      <text:p text:style-name="P4"><text:soft-page-break/>3. Desarme</text:p>
      <text:p text:style-name="P4"/>
      <text:p text:style-name="P4"/>
      <text:p text:style-name="P4"><text:tab/> 3<text:span text:style-name="T1">.</text:span>1<text:span text:style-name="T1"> – Ao cortar um </text:span>fio errado<text:span text:style-name="T1"> dos switches SW0 a SW4, <text:tab/></text:span>penalidades irão ser aplicadas, acelerando a contagem ou explodindo a bomba.</text:p>
      <text:p text:style-name="P3"/>
      <text:p text:style-name="P3"><text:tab/><text:span text:style-name="T2">3.2 – O código pode ser testado três vezes, sendo que a cada tentativa a contagem acelera, e na terceira a bomba explode.</text:span></text:p>
      <text:p text:style-name="P3"><text:tab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1:33:21.934000000</meta:creation-date>
    <dc:date>2018-06-26T21:52:42.164000000</dc:date>
    <meta:editing-duration>PT5M29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33" meta:word-count="166" meta:character-count="976" meta:non-whitespace-character-count="774"/>
  </office:meta>
</office:document-meta>
</file>